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16AFD61F75E95E415FC.png" manifest:media-type="image/png"/>
  <manifest:file-entry manifest:full-path="Pictures/10000000000006EC0000013F4CD7E74F2D48C0D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utura" svg:font-family="Futura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rebuchet MS" fo:font-size="16pt" fo:font-weight="bold" style:font-name-asian="Times" style:font-size-asian="16pt" style:language-asian="de" style:country-asian="CH" style:font-weight-asian="bold" style:font-name-complex="Arial1" style:font-size-complex="16pt"/>
    </style:style>
    <style:style style:name="P3" style:family="paragraph" style:parent-style-name="Standard">
      <style:paragraph-properties fo:margin-top="0cm" fo:margin-bottom="0cm" loext:contextual-spacing="false"/>
      <style:text-properties style:font-name="Trebuchet MS" fo:font-size="16pt" fo:font-weight="bold" officeooo:paragraph-rsid="00172d9f" style:font-name-asian="Times" style:font-size-asian="16pt" style:language-asian="de" style:country-asian="CH" style:font-weight-asian="bold" style:font-name-complex="Arial1" style:font-size-complex="16pt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font-size="8pt" style:font-name-asian="Times" style:font-size-asian="8pt" style:language-asian="de" style:country-asian="CH" style:font-name-complex="Arial1" style:font-size-complex="11pt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fo:font-size="8pt" officeooo:paragraph-rsid="00172d9f" style:font-name-asian="Times" style:font-size-asian="8pt" style:language-asian="de" style:country-asian="CH" style:font-name-complex="Arial1" style:font-size-complex="11pt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1pt" style:font-name-asian="Times" style:font-size-asian="11pt" style:language-asian="de" style:country-asian="CH" style:font-name-complex="Arial1" style:font-size-complex="11pt"/>
    </style:style>
    <style:style style:name="P7" style:family="paragraph" style:parent-style-name="Standard">
      <style:paragraph-properties fo:margin-top="0cm" fo:margin-bottom="0cm" loext:contextual-spacing="false" fo:line-height="200%">
        <style:tab-stops>
          <style:tab-stop style:position="17.503cm" style:type="right" style:leader-style="dotted" style:leader-text="."/>
        </style:tab-stops>
      </style:paragraph-properties>
      <style:text-properties style:font-name="Arial" fo:font-size="11pt" style:font-name-asian="Times" style:font-size-asian="11pt" style:language-asian="de" style:country-asian="CH" style:font-name-complex="Arial1" style:font-size-complex="11pt"/>
    </style:style>
    <style:style style:name="P8" style:family="paragraph" style:parent-style-name="Standard">
      <style:paragraph-properties fo:margin-top="0cm" fo:margin-bottom="0cm" loext:contextual-spacing="false" fo:line-height="200%">
        <style:tab-stops>
          <style:tab-stop style:position="17.503cm" style:type="right" style:leader-style="dotted" style:leader-text="."/>
        </style:tab-stops>
      </style:paragraph-properties>
      <style:text-properties style:font-name="Arial" fo:font-size="11pt" officeooo:paragraph-rsid="00172d9f" style:font-name-asian="Times" style:font-size-asian="11pt" style:language-asian="de" style:country-asian="CH" style:font-name-complex="Arial1" style:font-size-complex="11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fo:font-size="11pt" officeooo:paragraph-rsid="00172d9f" style:font-name-asian="Times" style:font-size-asian="11pt" style:language-asian="de" style:country-asian="CH" style:font-name-complex="Arial1" style:font-size-complex="11pt"/>
    </style:style>
    <style:style style:name="P10" style:family="paragraph" style:parent-style-name="Standard">
      <style:paragraph-properties fo:margin-top="0cm" fo:margin-bottom="0cm" loext:contextual-spacing="false" fo:line-height="200%">
        <style:tab-stops>
          <style:tab-stop style:position="7.251cm" style:type="right" style:leader-style="dotted" style:leader-text="."/>
          <style:tab-stop style:position="8.752cm"/>
          <style:tab-stop style:position="17.503cm" style:type="right" style:leader-style="dotted" style:leader-text="."/>
        </style:tab-stops>
      </style:paragraph-properties>
      <style:text-properties officeooo:paragraph-rsid="00172d9f"/>
    </style:style>
    <style:style style:name="P11" style:family="paragraph" style:parent-style-name="Standard">
      <style:paragraph-properties fo:margin-top="0cm" fo:margin-bottom="0cm" loext:contextual-spacing="false" fo:line-height="200%"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 fo:line-height="200%">
        <style:tab-stops>
          <style:tab-stop style:position="17.503cm" style:type="right" style:leader-style="dotted" style:leader-text="."/>
        </style:tab-stops>
      </style:paragraph-properties>
      <style:text-properties officeooo:paragraph-rsid="00172d9f"/>
    </style:style>
    <style:style style:name="P13" style:family="paragraph" style:parent-style-name="Standard">
      <style:paragraph-properties fo:margin-top="0cm" fo:margin-bottom="0cm" loext:contextual-spacing="false" fo:line-height="200%">
        <style:tab-stops>
          <style:tab-stop style:position="7.251cm" style:type="right" style:leader-style="solid" style:leader-text="_"/>
          <style:tab-stop style:position="8.752cm"/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line-height="200%">
        <style:tab-stops>
          <style:tab-stop style:position="7.251cm" style:type="right" style:leader-style="solid" style:leader-text="_"/>
          <style:tab-stop style:position="8.752cm"/>
          <style:tab-stop style:position="17.503cm" style:type="right" style:leader-style="dotted" style:leader-text="."/>
        </style:tab-stops>
      </style:paragraph-properties>
      <style:text-properties officeooo:paragraph-rsid="00172d9f"/>
    </style:style>
    <style:style style:name="P15" style:family="paragraph" style:parent-style-name="Standard">
      <style:paragraph-properties fo:margin-top="0cm" fo:margin-bottom="0cm" loext:contextual-spacing="false" fo:line-height="200%">
        <style:tab-stops>
          <style:tab-stop style:position="7.251cm" style:type="right" style:leader-style="solid" style:leader-text="_"/>
          <style:tab-stop style:position="8.752cm"/>
          <style:tab-stop style:position="17.503cm" style:type="right" style:leader-style="solid" style:leader-text="_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false" fo:line-height="200%">
        <style:tab-stops>
          <style:tab-stop style:position="7.251cm" style:type="right" style:leader-style="solid" style:leader-text="_"/>
          <style:tab-stop style:position="8.752cm"/>
          <style:tab-stop style:position="17.503cm" style:type="right" style:leader-style="solid" style:leader-text="_"/>
        </style:tab-stops>
      </style:paragraph-properties>
      <style:text-properties officeooo:paragraph-rsid="00172d9f"/>
    </style:style>
    <style:style style:name="P17" style:family="paragraph" style:parent-style-name="Standard">
      <style:paragraph-properties fo:margin-top="0cm" fo:margin-bottom="0cm" loext:contextual-spacing="false" fo:orphans="0" fo:widows="0"/>
      <style:text-properties style:font-name="Helvetica" style:font-name-complex="Helvetica1"/>
    </style:style>
    <style:style style:name="P18" style:family="paragraph" style:parent-style-name="Standard">
      <style:paragraph-properties fo:margin-top="0cm" fo:margin-bottom="0cm" loext:contextual-spacing="false" fo:orphans="0" fo:widows="0">
        <style:tab-stops>
          <style:tab-stop style:position="15.991cm" style:type="right"/>
        </style:tab-stops>
      </style:paragraph-properties>
      <style:text-properties style:font-name="Helvetica" style:font-name-complex="Helvetica1"/>
    </style:style>
    <style:style style:name="P19" style:family="paragraph" style:parent-style-name="Standard">
      <style:paragraph-properties fo:margin-top="0cm" fo:margin-bottom="0cm" loext:contextual-spacing="false" fo:orphans="0" fo:widows="0">
        <style:tab-stops>
          <style:tab-stop style:position="15.991cm" style:type="right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172d9f"/>
    </style:style>
    <style:style style:name="P21" style:family="paragraph" style:parent-style-name="Standard" style:master-page-name="First_20_Page">
      <style:paragraph-properties fo:margin-top="0cm" fo:margin-bottom="0cm" loext:contextual-spacing="false" style:page-number="auto"/>
      <style:text-properties style:font-name="Calibri" fo:font-size="11pt" style:font-size-asian="11pt" style:font-size-complex="11pt"/>
    </style:style>
    <style:style style:name="P22" style:family="paragraph" style:parent-style-name="Standard" style:master-page-name="First_20_Page">
      <style:paragraph-properties fo:margin-top="0cm" fo:margin-bottom="0cm" loext:contextual-spacing="false" style:page-number="auto" fo:break-before="page"/>
      <style:text-properties style:font-name="Calibri" fo:font-size="11pt" officeooo:paragraph-rsid="00172d9f" style:font-size-asian="11pt" style:font-size-complex="11pt"/>
    </style:style>
    <style:style style:name="P23" style:family="paragraph" style:parent-style-name="Standard" style:master-page-name="First_20_Page">
      <style:paragraph-properties fo:margin-top="0cm" fo:margin-bottom="0cm" loext:contextual-spacing="false" style:page-number="auto" fo:break-before="page"/>
      <style:text-properties style:font-name="Calibri" fo:font-size="11pt" officeooo:paragraph-rsid="00172d9f" style:font-size-asian="11pt" style:font-size-complex="11pt"/>
    </style:style>
    <style:style style:name="P24" style:family="paragraph" style:parent-style-name="Standard" style:master-page-name="First_20_Page">
      <style:paragraph-properties fo:margin-top="0cm" fo:margin-bottom="0cm" loext:contextual-spacing="false" style:page-number="auto" fo:break-before="page"/>
      <style:text-properties style:font-name="Calibri" fo:font-size="11pt" officeooo:paragraph-rsid="00172d9f" style:font-size-asian="11pt" style:font-size-complex="11pt"/>
    </style:style>
    <style:style style:name="P25" style:family="paragraph" style:parent-style-name="Standard" style:master-page-name="First_20_Page">
      <style:paragraph-properties fo:margin-top="0cm" fo:margin-bottom="0cm" loext:contextual-spacing="false" style:page-number="auto" fo:break-before="page"/>
      <style:text-properties style:font-name="Calibri" fo:font-size="11pt" officeooo:paragraph-rsid="00172d9f" style:font-size-asian="11pt" style:font-size-complex="11pt"/>
    </style:style>
    <style:style style:name="P26" style:family="paragraph" style:parent-style-name="Standard" style:master-page-name="First_20_Page">
      <style:paragraph-properties fo:margin-top="0cm" fo:margin-bottom="0cm" loext:contextual-spacing="false" style:page-number="auto" fo:break-before="page"/>
      <style:text-properties style:font-name="Calibri" fo:font-size="11pt" officeooo:paragraph-rsid="00172d9f" style:font-size-asian="11pt" style:font-size-complex="11pt"/>
    </style:style>
    <style:style style:name="P27" style:family="paragraph" style:parent-style-name="Standard" style:list-style-name="WWNum1">
      <style:paragraph-properties fo:margin-left="0.501cm" fo:margin-right="0cm" fo:margin-top="0cm" fo:margin-bottom="0cm" loext:contextual-spacing="false" fo:text-indent="-0.501cm" style:auto-text-indent="false">
        <style:tab-stops>
          <style:tab-stop style:position="0.501cm"/>
        </style:tab-stops>
      </style:paragraph-properties>
    </style:style>
    <style:style style:name="P28" style:family="paragraph" style:parent-style-name="Standard" style:list-style-name="WWNum1">
      <style:paragraph-properties fo:margin-left="0.501cm" fo:margin-right="0cm" fo:margin-top="0cm" fo:margin-bottom="0cm" loext:contextual-spacing="false" fo:text-indent="-0.501cm" style:auto-text-indent="false">
        <style:tab-stops>
          <style:tab-stop style:position="0.501cm"/>
        </style:tab-stops>
      </style:paragraph-properties>
      <style:text-properties officeooo:paragraph-rsid="00172d9f"/>
    </style:style>
    <style:style style:name="P2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Arial" fo:font-size="11pt" style:font-name-asian="Times" style:font-size-asian="11pt" style:language-asian="de" style:country-asian="CH" style:font-name-complex="Arial1" style:font-size-complex="11pt"/>
    </style:style>
    <style:style style:name="P3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Arial" fo:font-size="11pt" officeooo:paragraph-rsid="00172d9f" style:font-name-asian="Times" style:font-size-asian="11pt" style:language-asian="de" style:country-asian="CH" style:font-name-complex="Arial1" style:font-size-complex="11pt"/>
    </style:style>
    <style:style style:name="P31" style:family="paragraph" style:parent-style-name="Footer">
      <style:paragraph-properties>
        <style:tab-stops>
          <style:tab-stop style:position="17.433cm" style:type="right"/>
        </style:tab-stops>
      </style:paragraph-properties>
      <style:text-properties style:font-name="Calibri" fo:font-size="9pt" style:font-size-asian="9pt"/>
    </style:style>
    <style:style style:name="P32" style:family="paragraph" style:parent-style-name="Footer">
      <style:paragraph-properties>
        <style:tab-stops>
          <style:tab-stop style:position="17.433cm" style:type="right"/>
        </style:tab-stops>
      </style:paragraph-properties>
    </style:style>
    <style:style style:name="T1" style:family="text">
      <style:text-properties style:font-name="Arial" fo:font-weight="bold" style:font-name-asian="Times" style:language-asian="de" style:country-asian="CH" style:font-weight-asian="bold" style:font-name-complex="Arial1" style:font-size-complex="16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3" style:family="text">
      <style:text-properties style:font-name="Arial" fo:font-size="11pt" fo:font-weight="bold" style:font-name-asian="Times" style:font-size-asian="11pt" style:language-asian="de" style:country-asian="CH" style:font-weight-asian="bold" style:font-name-complex="Arial1" style:font-size-complex="11pt"/>
    </style:style>
    <style:style style:name="T4" style:family="text">
      <style:text-properties style:font-name="Arial" fo:font-size="11pt" style:font-name-asian="Times" style:font-size-asian="11pt" style:language-asian="de" style:country-asian="CH" style:font-name-complex="Arial1" style:font-size-complex="11pt"/>
    </style:style>
    <style:style style:name="T5" style:family="text">
      <style:text-properties style:font-name="Arial" fo:font-size="11pt" officeooo:rsid="0015a928" style:font-name-asian="Times" style:font-size-asian="11pt" style:language-asian="de" style:country-asian="CH" style:font-name-complex="Arial1" style:font-size-complex="11pt"/>
    </style:style>
    <style:style style:name="T6" style:family="text">
      <style:text-properties style:font-name="Arial" fo:font-size="11pt" officeooo:rsid="00172d9f" style:font-name-asian="Times" style:font-size-asian="11pt" style:language-asian="de" style:country-asian="CH" style:font-name-complex="Arial1" style:font-size-complex="11pt"/>
    </style:style>
    <style:style style:name="T7" style:family="text">
      <style:text-properties style:font-name="Calibri" fo:font-size="9pt" style:font-size-asian="9pt"/>
    </style:style>
    <style:style style:name="T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Times" style:font-size-asian="10pt" style:language-asian="de" style:country-asian="CH" style:font-style-asian="normal" style:font-weight-asian="normal" style:font-name-complex="Arial1" style:font-size-complex="11pt" style:text-emphasize="none"/>
    </style:style>
    <style:style style:name="fr1" style:family="graphic" style:parent-style-name="Graphics">
      <style:graphic-properties fo:margin-left="0.318cm" fo:margin-right="0.318cm" fo:margin-top="0cm" fo:margin-bottom="0.011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05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2"/>
      <text:p text:style-name="P1"><text:span text:style-name="T1">Vertrag für Arbeiten ausserhalb des Schulhausareals während der Unterrichtszeit</text:span></text:p>
      <text:p text:style-name="P4"/>
      <text:list xml:id="list5936969982171274564" text:style-name="WWNum1">
        <text:list-item>
          <text:p text:style-name="P27"><text:span text:style-name="T4">In besonderen Situationen (z.B. bei Projektarbeiten) kann eine Schülerin/ein Schüler mit dem Einverständnis der Eltern während der Unterrichtszeit ausserhalb des Schulhausareals arbeiten, ohne dass eine Lehrperson anwesend ist.</text:span></text:p>
        </text:list-item>
        <text:list-item>
          <text:p text:style-name="P27"><text:span text:style-name="T4">Die Schülerin/der Schüler steht während der </text:span><text:span text:style-name="T3">vorher</text:span><text:span text:style-name="T4"> vereinbarten Arbeitszeiten nicht unter der Aufsichtspflicht der Lehrpersonen. </text:span></text:p>
        </text:list-item>
        <text:list-item>
          <text:p text:style-name="P27"><text:span text:style-name="T4">Die Erreichbarkeit der Schülerin/des Schülers muss während dieser Arbeiten gewährleistet sein.</text:span></text:p>
        </text:list-item>
        <text:list-item>
          <text:p text:style-name="P27"><text:span text:style-name="T4">Die Benützung von Velo und Mofa auf dem Weg zum Standort der Ausführung dieser Arbeiten richtet sich nach der geltenden Regelung. Am Arbeitsort gelten die Regeln der Schulordnung. </text:span></text:p>
        </text:list-item>
        <text:list-item>
          <text:p text:style-name="P27"><text:span text:style-name="T4">Die Schülerin/der Schüler ist verpflichtet, die vereinbarten Arbeitszeiten einzuhalten und die festgelegten Leistungsnachweise zu erbringen. D.h. im Projektjournal müssen immer auch Fotos eingefügt werden, welche die geleistete Arbeit dokumentieren. </text:span></text:p>
        </text:list-item>
        <text:list-item>
          <text:p text:style-name="P27"><text:span text:style-name="T4">Dieses Blatt muss jeweils spätestens </text:span><text:span text:style-name="T3">bis Mittwochmittag um 11.4</text:span><text:bookmark text:name="_GoBack"/><text:span text:style-name="T3">0 Uhr</text:span><text:span text:style-name="T4"> ausgefüllt und unterschrieben abgegeben worden sein. Spätere Eingaben werden nicht mehr berücksichtigt. </text:span></text:p>
        </text:list-item>
        <text:list-item>
          <text:p text:style-name="P27"><text:span text:style-name="T4">Dieses Formular muss für jeden Projektnachmittag neu ausgefüllt und unterschrieben werden. </text:span></text:p>
        </text:list-item>
      </text:list>
      <text:p text:style-name="P29"/>
      <text:p text:style-name="P29"/>
      <text:p text:style-name="P29"/>
      <text:p text:style-name="P6"/>
      <text:p text:style-name="P10"><text:span text:style-name="T4">Datum: </text:span><text:span text:style-name="T8">16.03.2018</text:span><text:span text:style-name="T4"><text:tab/><text:tab/>Zeit (von/bis): </text:span><text:span text:style-name="T5">13:40 – 16:15</text:span><text:span text:style-name="T4"><text:tab/></text:span></text:p>
      <text:p text:style-name="P11"><text:span text:style-name="T4">Name und Vorname: </text:span><text:span text:style-name="T5">Basil Bader</text:span><text:span text:style-name="T4"><text:tab/></text:span></text:p>
      <text:p text:style-name="P11"><text:span text:style-name="T4">Art der Arbeit, Arbeitsziel: <text:tab/></text:span></text:p>
      <text:p text:style-name="P11"><text:span text:style-name="T4"><text:tab/></text:span></text:p>
      <text:p text:style-name="P13"><text:span text:style-name="T4">Grund (Warum kann diese Arbeit nicht in der Schule verrichtet werden?): </text:span><text:span text:style-name="T5">Werkzeuge und Werkstatt nur zu Hause verfügbar</text:span></text:p>
      <text:p text:style-name="P11"><text:span text:style-name="T4">Arbeitsort: </text:span><text:span text:style-name="T5">Obere Wilenhalde 16, 9100 Herisau</text:span><text:span text:style-name="T4"><text:tab/></text:span></text:p>
      <text:p text:style-name="P11"><text:span text:style-name="T4">Erreichbarkeit: Tel-Nr.: </text:span><text:span text:style-name="T5">077 419 29 24</text:span><text:span text:style-name="T4"><text:tab/></text:span></text:p>
      <text:p text:style-name="P11"><text:span text:style-name="T4"/></text:p>
      <text:p text:style-name="P11"><text:span text:style-name="T4">Datum, Unterschrift Schüler/-in: <text:tab/></text:span></text:p>
      <text:p text:style-name="P11"><text:span text:style-name="T4">Datum, Unterschrift Lehrperson: <text:tab/></text:span></text:p>
      <text:p text:style-name="P7"/>
      <text:p text:style-name="P15"><text:span text:style-name="T4">Die Erziehungsberechtigten erklären sich einverstanden und bestätigen dies mit ihrer Unterschrift.</text:span></text:p>
      <text:p text:style-name="P11"><text:span text:style-name="T4">Datum, Unterschrift Erziehungsberechtigte : <text:tab/></text:span></text:p>
      <text:p text:style-name="P22"/>
      <text:p text:style-name="P3"/>
      <text:p text:style-name="P3"/>
      <text:p text:style-name="P3"/>
      <text:p text:style-name="P3"/>
      <text:p text:style-name="P20"><text:span text:style-name="T1">Vertrag für Arbeiten ausserhalb des Schulhausareals während der Unterrichtszeit</text:span></text:p>
      <text:p text:style-name="P5"/>
      <text:list xml:id="list142213389802715" text:continue-numbering="true" text:style-name="WWNum1">
        <text:list-item>
          <text:p text:style-name="P28"><text:span text:style-name="T4">In besonderen Situationen (z.B. bei Projektarbeiten) kann eine Schülerin/ein Schüler mit dem Einverständnis der Eltern während der Unterrichtszeit ausserhalb des Schulhausareals arbeiten, ohne dass eine Lehrperson anwesend ist.</text:span></text:p>
        </text:list-item>
        <text:list-item>
          <text:p text:style-name="P28"><text:span text:style-name="T4">Die Schülerin/der Schüler steht während der </text:span><text:span text:style-name="T3">vorher</text:span><text:span text:style-name="T4"> vereinbarten Arbeitszeiten nicht unter der Aufsichtspflicht der Lehrpersonen. </text:span></text:p>
        </text:list-item>
        <text:list-item>
          <text:p text:style-name="P28"><text:span text:style-name="T4">Die Erreichbarkeit der Schülerin/des Schülers muss während dieser Arbeiten gewährleistet sein.</text:span></text:p>
        </text:list-item>
        <text:list-item>
          <text:p text:style-name="P28"><text:span text:style-name="T4">Die Benützung von Velo und Mofa auf dem Weg zum Standort der Ausführung dieser Arbeiten richtet sich nach der geltenden Regelung. Am Arbeitsort gelten die Regeln der Schulordnung. </text:span></text:p>
        </text:list-item>
        <text:list-item>
          <text:p text:style-name="P28"><text:span text:style-name="T4">Die Schülerin/der Schüler ist verpflichtet, die vereinbarten Arbeitszeiten einzuhalten und die festgelegten Leistungsnachweise zu erbringen. D.h. im Projektjournal müssen immer auch Fotos eingefügt werden, welche die geleistete Arbeit dokumentieren. </text:span></text:p>
        </text:list-item>
        <text:list-item>
          <text:p text:style-name="P28"><text:span text:style-name="T4">Dieses Blatt muss jeweils spätestens </text:span><text:span text:style-name="T3">bis Mittwochmittag um 11.4</text:span><text:bookmark text:name="_GoBack1"/><text:span text:style-name="T3">0 Uhr</text:span><text:span text:style-name="T4"> ausgefüllt und unterschrieben abgegeben worden sein. Spätere Eingaben werden nicht mehr berücksichtigt. </text:span></text:p>
        </text:list-item>
        <text:list-item>
          <text:p text:style-name="P28"><text:span text:style-name="T4">Dieses Formular muss für jeden Projektnachmittag neu ausgefüllt und unterschrieben werden. </text:span></text:p>
        </text:list-item>
      </text:list>
      <text:p text:style-name="P30"/>
      <text:p text:style-name="P30"/>
      <text:p text:style-name="P30"/>
      <text:p text:style-name="P9"/>
      <text:p text:style-name="P10"><text:span text:style-name="T4">Datum: </text:span><text:span text:style-name="T6">06.04.18</text:span><text:span text:style-name="T4"><text:tab/><text:tab/>Zeit (von/bis): </text:span><text:span text:style-name="T5">13:40 – 16:15</text:span><text:span text:style-name="T4"><text:tab/></text:span></text:p>
      <text:p text:style-name="P12"><text:span text:style-name="T4">Name und Vorname: </text:span><text:span text:style-name="T5">Basil Bader</text:span><text:span text:style-name="T4"><text:tab/></text:span></text:p>
      <text:p text:style-name="P12"><text:span text:style-name="T4">Art der Arbeit, Arbeitsziel: <text:tab/></text:span></text:p>
      <text:p text:style-name="P12"><text:span text:style-name="T4"><text:tab/></text:span></text:p>
      <text:p text:style-name="P14"><text:span text:style-name="T4">Grund (Warum kann diese Arbeit nicht in der Schule verrichtet werden?): </text:span><text:span text:style-name="T5">Werkzeuge und Werkstatt nur zu Hause verfügbar</text:span></text:p>
      <text:p text:style-name="P12"><text:span text:style-name="T4">Arbeitsort: </text:span><text:span text:style-name="T5">Obere Wilenhalde 16, 9100 Herisau</text:span><text:span text:style-name="T4"><text:tab/></text:span></text:p>
      <text:p text:style-name="P12"><text:span text:style-name="T4">Erreichbarkeit: Tel-Nr.: </text:span><text:span text:style-name="T5">077 419 29 24</text:span><text:span text:style-name="T4"><text:tab/></text:span></text:p>
      <text:p text:style-name="P12"><text:span text:style-name="T4"/></text:p>
      <text:p text:style-name="P12"><text:span text:style-name="T4">Datum, Unterschrift Schüler/-in: <text:tab/></text:span></text:p>
      <text:p text:style-name="P12"><text:span text:style-name="T4">Datum, Unterschrift Lehrperson: <text:tab/></text:span></text:p>
      <text:p text:style-name="P8"/>
      <text:p text:style-name="P16"><text:span text:style-name="T4">Die Erziehungsberechtigten erklären sich einverstanden und bestätigen dies mit ihrer Unterschrift.</text:span></text:p>
      <text:p text:style-name="P12"><text:span text:style-name="T4">Datum, Unterschrift Erziehungsberechtigte : <text:tab/></text:span></text:p>
      <text:p text:style-name="P22"/>
      <text:p text:style-name="P3"/>
      <text:p text:style-name="P3"/>
      <text:p text:style-name="P3"/>
      <text:p text:style-name="P3"/>
      <text:p text:style-name="P20"><text:span text:style-name="T1">Vertrag für Arbeiten ausserhalb des Schulhausareals während der Unterrichtszeit</text:span></text:p>
      <text:p text:style-name="P5"/>
      <text:list xml:id="list142213885604223" text:continue-numbering="true" text:style-name="WWNum1">
        <text:list-item>
          <text:p text:style-name="P28"><text:span text:style-name="T4">In besonderen Situationen (z.B. bei Projektarbeiten) kann eine Schülerin/ein Schüler mit dem Einverständnis der Eltern während der Unterrichtszeit ausserhalb des Schulhausareals arbeiten, ohne dass eine Lehrperson anwesend ist.</text:span></text:p>
        </text:list-item>
        <text:list-item>
          <text:p text:style-name="P28"><text:span text:style-name="T4">Die Schülerin/der Schüler steht während der </text:span><text:span text:style-name="T3">vorher</text:span><text:span text:style-name="T4"> vereinbarten Arbeitszeiten nicht unter der Aufsichtspflicht der Lehrpersonen. </text:span></text:p>
        </text:list-item>
        <text:list-item>
          <text:p text:style-name="P28"><text:span text:style-name="T4">Die Erreichbarkeit der Schülerin/des Schülers muss während dieser Arbeiten gewährleistet sein.</text:span></text:p>
        </text:list-item>
        <text:list-item>
          <text:p text:style-name="P28"><text:span text:style-name="T4">Die Benützung von Velo und Mofa auf dem Weg zum Standort der Ausführung dieser Arbeiten richtet sich nach der geltenden Regelung. Am Arbeitsort gelten die Regeln der Schulordnung. </text:span></text:p>
        </text:list-item>
        <text:list-item>
          <text:p text:style-name="P28"><text:span text:style-name="T4">Die Schülerin/der Schüler ist verpflichtet, die vereinbarten Arbeitszeiten einzuhalten und die festgelegten Leistungsnachweise zu erbringen. D.h. im Projektjournal müssen immer auch Fotos eingefügt werden, welche die geleistete Arbeit dokumentieren. </text:span></text:p>
        </text:list-item>
        <text:list-item>
          <text:p text:style-name="P28"><text:span text:style-name="T4">Dieses Blatt muss jeweils spätestens </text:span><text:span text:style-name="T3">bis Mittwochmittag um 11.4</text:span><text:bookmark text:name="_GoBack2"/><text:span text:style-name="T3">0 Uhr</text:span><text:span text:style-name="T4"> ausgefüllt und unterschrieben abgegeben worden sein. Spätere Eingaben werden nicht mehr berücksichtigt. </text:span></text:p>
        </text:list-item>
        <text:list-item>
          <text:p text:style-name="P28"><text:span text:style-name="T4">Dieses Formular muss für jeden Projektnachmittag neu ausgefüllt und unterschrieben werden. </text:span></text:p>
        </text:list-item>
      </text:list>
      <text:p text:style-name="P30"/>
      <text:p text:style-name="P30"/>
      <text:p text:style-name="P30"/>
      <text:p text:style-name="P9"/>
      <text:p text:style-name="P10"><text:span text:style-name="T4">Datum: </text:span><text:span text:style-name="T6">27.04.18</text:span><text:span text:style-name="T4"><text:tab/><text:tab/>Zeit (von/bis): </text:span><text:span text:style-name="T5">13:40 – 16:15</text:span><text:span text:style-name="T4"><text:tab/></text:span></text:p>
      <text:p text:style-name="P12"><text:span text:style-name="T4">Name und Vorname: </text:span><text:span text:style-name="T5">Basil Bader</text:span><text:span text:style-name="T4"><text:tab/></text:span></text:p>
      <text:p text:style-name="P12"><text:span text:style-name="T4">Art der Arbeit, Arbeitsziel: <text:tab/></text:span></text:p>
      <text:p text:style-name="P12"><text:span text:style-name="T4"><text:tab/></text:span></text:p>
      <text:p text:style-name="P14"><text:span text:style-name="T4">Grund (Warum kann diese Arbeit nicht in der Schule verrichtet werden?): </text:span><text:span text:style-name="T5">Werkzeuge und Werkstatt nur zu Hause verfügbar</text:span></text:p>
      <text:p text:style-name="P12"><text:span text:style-name="T4">Arbeitsort: </text:span><text:span text:style-name="T5">Obere Wilenhalde 16, 9100 Herisau</text:span><text:span text:style-name="T4"><text:tab/></text:span></text:p>
      <text:p text:style-name="P12"><text:span text:style-name="T4">Erreichbarkeit: Tel-Nr.: </text:span><text:span text:style-name="T5">077 419 29 24</text:span><text:span text:style-name="T4"><text:tab/></text:span></text:p>
      <text:p text:style-name="P12"><text:span text:style-name="T4"/></text:p>
      <text:p text:style-name="P12"><text:span text:style-name="T4">Datum, Unterschrift Schüler/-in: <text:tab/></text:span></text:p>
      <text:p text:style-name="P12"><text:span text:style-name="T4">Datum, Unterschrift Lehrperson: <text:tab/></text:span></text:p>
      <text:p text:style-name="P8"/>
      <text:p text:style-name="P16"><text:span text:style-name="T4">Die Erziehungsberechtigten erklären sich einverstanden und bestätigen dies mit ihrer Unterschrift.</text:span></text:p>
      <text:p text:style-name="P12"><text:span text:style-name="T4">Datum, Unterschrift Erziehungsberechtigte : <text:tab/></text:span></text:p>
      <text:p text:style-name="P22"/>
      <text:p text:style-name="P20"><text:span text:style-name="T1">Vertrag für Arbeiten ausserhalb des Schulhausareals während der Unterrichtszeit</text:span></text:p>
      <text:p text:style-name="P5"/>
      <text:list xml:id="list142213932280139" text:continue-numbering="true" text:style-name="WWNum1">
        <text:list-item>
          <text:p text:style-name="P28"><text:span text:style-name="T4">In besonderen Situationen (z.B. bei Projektarbeiten) kann eine Schülerin/ein Schüler mit dem Einverständnis der Eltern während der Unterrichtszeit ausserhalb des Schulhausareals arbeiten, ohne dass eine Lehrperson anwesend ist.</text:span></text:p>
        </text:list-item>
        <text:list-item>
          <text:p text:style-name="P28"><text:span text:style-name="T4">Die Schülerin/der Schüler steht während der </text:span><text:span text:style-name="T3">vorher</text:span><text:span text:style-name="T4"> vereinbarten Arbeitszeiten nicht unter der Aufsichtspflicht der Lehrpersonen. </text:span></text:p>
        </text:list-item>
        <text:list-item>
          <text:p text:style-name="P28"><text:span text:style-name="T4">Die Erreichbarkeit der Schülerin/des Schülers muss während dieser Arbeiten gewährleistet sein.</text:span></text:p>
        </text:list-item>
        <text:list-item>
          <text:p text:style-name="P28"><text:span text:style-name="T4">Die Benützung von Velo und Mofa auf dem Weg zum Standort der Ausführung dieser Arbeiten richtet sich nach der geltenden Regelung. Am Arbeitsort gelten die Regeln der Schulordnung. </text:span></text:p>
        </text:list-item>
        <text:list-item>
          <text:p text:style-name="P28"><text:span text:style-name="T4">Die Schülerin/der Schüler ist verpflichtet, die vereinbarten Arbeitszeiten einzuhalten und die festgelegten Leistungsnachweise zu erbringen. D.h. im Projektjournal müssen immer auch Fotos eingefügt werden, welche die geleistete Arbeit dokumentieren. </text:span></text:p>
        </text:list-item>
        <text:list-item>
          <text:p text:style-name="P28"><text:span text:style-name="T4">Dieses Blatt muss jeweils spätestens </text:span><text:span text:style-name="T3">bis Mittwochmittag um 11.4</text:span><text:bookmark text:name="_GoBack4"/><text:span text:style-name="T3">0 Uhr</text:span><text:span text:style-name="T4"> ausgefüllt und unterschrieben abgegeben worden sein. Spätere Eingaben werden nicht mehr berücksichtigt. </text:span></text:p>
        </text:list-item>
        <text:list-item>
          <text:p text:style-name="P28"><text:span text:style-name="T4">Dieses Formular muss für jeden Projektnachmittag neu ausgefüllt und unterschrieben werden. </text:span></text:p>
        </text:list-item>
      </text:list>
      <text:p text:style-name="P30"/>
      <text:p text:style-name="P30"/>
      <text:p text:style-name="P30"/>
      <text:p text:style-name="P9"/>
      <text:p text:style-name="P10"><text:span text:style-name="T4">Datum: </text:span><text:span text:style-name="T6">18.05.18</text:span><text:span text:style-name="T4"><text:tab/><text:tab/>Zeit (von/bis): </text:span><text:span text:style-name="T5">13:40 – 16:15</text:span><text:span text:style-name="T4"><text:tab/></text:span></text:p>
      <text:p text:style-name="P12"><text:span text:style-name="T4">Name und Vorname: </text:span><text:span text:style-name="T5">Basil Bader</text:span><text:span text:style-name="T4"><text:tab/></text:span></text:p>
      <text:p text:style-name="P12"><text:span text:style-name="T4">Art der Arbeit, Arbeitsziel: <text:tab/></text:span></text:p>
      <text:p text:style-name="P12"><text:span text:style-name="T4"><text:tab/></text:span></text:p>
      <text:p text:style-name="P14"><text:span text:style-name="T4">Grund (Warum kann diese Arbeit nicht in der Schule verrichtet werden?): </text:span><text:span text:style-name="T5">Werkzeuge und Werkstatt nur zu Hause verfügbar</text:span></text:p>
      <text:p text:style-name="P12"><text:span text:style-name="T4">Arbeitsort: </text:span><text:span text:style-name="T5">Obere Wilenhalde 16, 9100 Herisau</text:span><text:span text:style-name="T4"><text:tab/></text:span></text:p>
      <text:p text:style-name="P12"><text:span text:style-name="T4">Erreichbarkeit: Tel-Nr.: </text:span><text:span text:style-name="T5">077 419 29 24</text:span><text:span text:style-name="T4"><text:tab/></text:span></text:p>
      <text:p text:style-name="P12"><text:span text:style-name="T4"/></text:p>
      <text:p text:style-name="P12"><text:span text:style-name="T4">Datum, Unterschrift Schüler/-in: <text:tab/></text:span></text:p>
      <text:p text:style-name="P12"><text:span text:style-name="T4">Datum, Unterschrift Lehrperson: <text:tab/></text:span></text:p>
      <text:p text:style-name="P8"/>
      <text:p text:style-name="P16"><text:span text:style-name="T4">Die Erziehungsberechtigten erklären sich einverstanden und bestätigen dies mit ihrer Unterschrift.</text:span></text:p>
      <text:p text:style-name="P12"><text:span text:style-name="T4">Datum, Unterschrift Erziehungsberechtigte : <text:tab/></text:span></text:p>
      <text:p text:style-name="P22"/>
      <text:p text:style-name="P3"/>
      <text:p text:style-name="P3"/>
      <text:p text:style-name="P3"/>
      <text:p text:style-name="P3"/>
      <text:p text:style-name="P20"><text:span text:style-name="T1">Vertrag für Arbeiten ausserhalb des Schulhausareals während der Unterrichtszeit</text:span></text:p>
      <text:p text:style-name="P5"/>
      <text:list xml:id="list142214293582366" text:continue-numbering="true" text:style-name="WWNum1">
        <text:list-item>
          <text:p text:style-name="P28"><text:span text:style-name="T4">In besonderen Situationen (z.B. bei Projektarbeiten) kann eine Schülerin/ein Schüler mit dem Einverständnis der Eltern während der Unterrichtszeit ausserhalb des Schulhausareals arbeiten, ohne dass eine Lehrperson anwesend ist.</text:span></text:p>
        </text:list-item>
        <text:list-item>
          <text:p text:style-name="P28"><text:span text:style-name="T4">Die Schülerin/der Schüler steht während der </text:span><text:span text:style-name="T3">vorher</text:span><text:span text:style-name="T4"> vereinbarten Arbeitszeiten nicht unter der Aufsichtspflicht der Lehrpersonen. </text:span></text:p>
        </text:list-item>
        <text:list-item>
          <text:p text:style-name="P28"><text:span text:style-name="T4">Die Erreichbarkeit der Schülerin/des Schülers muss während dieser Arbeiten gewährleistet sein.</text:span></text:p>
        </text:list-item>
        <text:list-item>
          <text:p text:style-name="P28"><text:span text:style-name="T4">Die Benützung von Velo und Mofa auf dem Weg zum Standort der Ausführung dieser Arbeiten richtet sich nach der geltenden Regelung. Am Arbeitsort gelten die Regeln der Schulordnung. </text:span></text:p>
        </text:list-item>
        <text:list-item>
          <text:p text:style-name="P28"><text:span text:style-name="T4">Die Schülerin/der Schüler ist verpflichtet, die vereinbarten Arbeitszeiten einzuhalten und die festgelegten Leistungsnachweise zu erbringen. D.h. im Projektjournal müssen immer auch Fotos eingefügt werden, welche die geleistete Arbeit dokumentieren. </text:span></text:p>
        </text:list-item>
        <text:list-item>
          <text:p text:style-name="P28"><text:span text:style-name="T4">Dieses Blatt muss jeweils spätestens </text:span><text:span text:style-name="T3">bis Mittwochmittag um 11.4</text:span><text:bookmark text:name="_GoBack5"/><text:span text:style-name="T3">0 Uhr</text:span><text:span text:style-name="T4"> ausgefüllt und unterschrieben abgegeben worden sein. Spätere Eingaben werden nicht mehr berücksichtigt. </text:span></text:p>
        </text:list-item>
        <text:list-item>
          <text:p text:style-name="P28"><text:span text:style-name="T4">Dieses Formular muss für jeden Projektnachmittag neu ausgefüllt und unterschrieben werden. </text:span></text:p>
        </text:list-item>
      </text:list>
      <text:p text:style-name="P30"/>
      <text:p text:style-name="P30"/>
      <text:p text:style-name="P30"/>
      <text:p text:style-name="P9"/>
      <text:p text:style-name="P10"><text:span text:style-name="T4">Datum: </text:span><text:span text:style-name="T6">25.05.18</text:span><text:span text:style-name="T4"><text:tab/><text:tab/>Zeit (von/bis): </text:span><text:span text:style-name="T5">13:40 – 16:15</text:span><text:span text:style-name="T4"><text:tab/></text:span></text:p>
      <text:p text:style-name="P12"><text:span text:style-name="T4">Name und Vorname: </text:span><text:span text:style-name="T5">Basil Bader</text:span><text:span text:style-name="T4"><text:tab/></text:span></text:p>
      <text:p text:style-name="P12"><text:span text:style-name="T4">Art der Arbeit, Arbeitsziel: <text:tab/></text:span></text:p>
      <text:p text:style-name="P12"><text:span text:style-name="T4"><text:tab/></text:span></text:p>
      <text:p text:style-name="P14"><text:span text:style-name="T4">Grund (Warum kann diese Arbeit nicht in der Schule verrichtet werden?): </text:span><text:span text:style-name="T5">Werkzeuge und Werkstatt nur zu Hause verfügbar</text:span></text:p>
      <text:p text:style-name="P12"><text:span text:style-name="T4">Arbeitsort: </text:span><text:span text:style-name="T5">Obere Wilenhalde 16, 9100 Herisau</text:span><text:span text:style-name="T4"><text:tab/></text:span></text:p>
      <text:p text:style-name="P12"><text:span text:style-name="T4">Erreichbarkeit: Tel-Nr.: </text:span><text:span text:style-name="T5">077 419 29 24</text:span><text:span text:style-name="T4"><text:tab/></text:span></text:p>
      <text:p text:style-name="P12"><text:span text:style-name="T4"/></text:p>
      <text:p text:style-name="P12"><text:span text:style-name="T4">Datum, Unterschrift Schüler/-in: <text:tab/></text:span></text:p>
      <text:p text:style-name="P12"><text:span text:style-name="T4">Datum, Unterschrift Lehrperson: <text:tab/></text:span></text:p>
      <text:p text:style-name="P8"/>
      <text:p text:style-name="P16"><text:span text:style-name="T4">Die Erziehungsberechtigten erklären sich einverstanden und bestätigen dies mit ihrer Unterschrift.</text:span></text:p>
      <text:p text:style-name="P12"><text:span text:style-name="T4">Datum, Unterschrift Erziehungsberechtigte : <text:tab/></text:span></text:p>
      <text:p text:style-name="P22"/>
      <text:p text:style-name="P3"/>
      <text:p text:style-name="P3"/>
      <text:p text:style-name="P3"/>
      <text:p text:style-name="P3"/>
      <text:p text:style-name="P20"><text:span text:style-name="T1">Vertrag für Arbeiten ausserhalb des Schulhausareals während der Unterrichtszeit</text:span></text:p>
      <text:p text:style-name="P5"/>
      <text:list xml:id="list142215352148137" text:continue-numbering="true" text:style-name="WWNum1">
        <text:list-item>
          <text:p text:style-name="P28"><text:span text:style-name="T4">In besonderen Situationen (z.B. bei Projektarbeiten) kann eine Schülerin/ein Schüler mit dem Einverständnis der Eltern während der Unterrichtszeit ausserhalb des Schulhausareals arbeiten, ohne dass eine Lehrperson anwesend ist.</text:span></text:p>
        </text:list-item>
        <text:list-item>
          <text:p text:style-name="P28"><text:span text:style-name="T4">Die Schülerin/der Schüler steht während der </text:span><text:span text:style-name="T3">vorher</text:span><text:span text:style-name="T4"> vereinbarten Arbeitszeiten nicht unter der Aufsichtspflicht der Lehrpersonen. </text:span></text:p>
        </text:list-item>
        <text:list-item>
          <text:p text:style-name="P28"><text:span text:style-name="T4">Die Erreichbarkeit der Schülerin/des Schülers muss während dieser Arbeiten gewährleistet sein.</text:span></text:p>
        </text:list-item>
        <text:list-item>
          <text:p text:style-name="P28"><text:span text:style-name="T4">Die Benützung von Velo und Mofa auf dem Weg zum Standort der Ausführung dieser Arbeiten richtet sich nach der geltenden Regelung. Am Arbeitsort gelten die Regeln der Schulordnung. </text:span></text:p>
        </text:list-item>
        <text:list-item>
          <text:p text:style-name="P28"><text:span text:style-name="T4">Die Schülerin/der Schüler ist verpflichtet, die vereinbarten Arbeitszeiten einzuhalten und die festgelegten Leistungsnachweise zu erbringen. D.h. im Projektjournal müssen immer auch Fotos eingefügt werden, welche die geleistete Arbeit dokumentieren. </text:span></text:p>
        </text:list-item>
        <text:list-item>
          <text:p text:style-name="P28"><text:span text:style-name="T4">Dieses Blatt muss jeweils spätestens </text:span><text:span text:style-name="T3">bis Mittwochmittag um 11.4</text:span><text:bookmark text:name="_GoBack6"/><text:span text:style-name="T3">0 Uhr</text:span><text:span text:style-name="T4"> ausgefüllt und unterschrieben abgegeben worden sein. Spätere Eingaben werden nicht mehr berücksichtigt. </text:span></text:p>
        </text:list-item>
        <text:list-item>
          <text:p text:style-name="P28"><text:span text:style-name="T4">Dieses Formular muss für jeden Projektnachmittag neu ausgefüllt und unterschrieben werden. </text:span></text:p>
        </text:list-item>
      </text:list>
      <text:p text:style-name="P30"/>
      <text:p text:style-name="P30"/>
      <text:p text:style-name="P30"/>
      <text:p text:style-name="P9"/>
      <text:p text:style-name="P10"><text:span text:style-name="T4">Datum: </text:span><text:span text:style-name="T6">01.06.18</text:span><text:span text:style-name="T4"><text:tab/><text:tab/>Zeit (von/bis): </text:span><text:span text:style-name="T5">13:40 – 16:15</text:span><text:span text:style-name="T4"><text:tab/></text:span></text:p>
      <text:p text:style-name="P12"><text:span text:style-name="T4">Name und Vorname: </text:span><text:span text:style-name="T5">Basil Bader</text:span><text:span text:style-name="T4"><text:tab/></text:span></text:p>
      <text:p text:style-name="P12"><text:span text:style-name="T4">Art der Arbeit, Arbeitsziel: <text:tab/></text:span></text:p>
      <text:p text:style-name="P12"><text:span text:style-name="T4"><text:tab/></text:span></text:p>
      <text:p text:style-name="P14"><text:span text:style-name="T4">Grund (Warum kann diese Arbeit nicht in der Schule verrichtet werden?): </text:span><text:span text:style-name="T5">Werkzeuge und Werkstatt nur zu Hause verfügbar</text:span></text:p>
      <text:p text:style-name="P12"><text:span text:style-name="T4">Arbeitsort: </text:span><text:span text:style-name="T5">Obere Wilenhalde 16, 9100 Herisau</text:span><text:span text:style-name="T4"><text:tab/></text:span></text:p>
      <text:p text:style-name="P12"><text:span text:style-name="T4">Erreichbarkeit: Tel-Nr.: </text:span><text:span text:style-name="T5">077 419 29 24</text:span><text:span text:style-name="T4"><text:tab/></text:span></text:p>
      <text:p text:style-name="P12"><text:span text:style-name="T4"/></text:p>
      <text:p text:style-name="P12"><text:span text:style-name="T4">Datum, Unterschrift Schüler/-in: <text:tab/></text:span></text:p>
      <text:p text:style-name="P12"><text:span text:style-name="T4">Datum, Unterschrift Lehrperson: <text:tab/></text:span></text:p>
      <text:p text:style-name="P8"/>
      <text:p text:style-name="P16"><text:span text:style-name="T4">Die Erziehungsberechtigten erklären sich einverstanden und bestätigen dies mit ihrer Unterschrift.</text:span></text:p>
      <text:p text:style-name="P12"><text:span text:style-name="T4">Datum, Unterschrift Erziehungsberechtigte 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utura" svg:font-family="Futura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Cambria" fo:font-size="12pt" fo:language="de" fo:country="DE" style:letter-kerning="tru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itel_20_1_20_Futura_20_9" style:display-name="Titel 1 Futura 9" style:family="paragraph" style:parent-style-name="Standard" style:next-style-name="Standard" style:default-outline-level="">
      <style:paragraph-properties fo:margin-top="0cm" fo:margin-bottom="0cm" loext:contextual-spacing="false" fo:line-height="0.466cm" fo:text-align="justify" style:justify-single-word="false"/>
      <style:text-properties style:font-name="Futura" fo:font-family="Futura" style:font-family-generic="roman" style:font-pitch="variable" fo:font-size="9pt" fo:language="de" fo:country="CH" fo:font-weight="bold" style:font-name-asian="Times New Roman" style:font-family-asian="'Times New Roman'" style:font-family-generic-asian="system" style:font-pitch-asian="variable" style:font-size-asian="9pt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orphans="0" fo:widows="0"/>
      <style:text-properties style:font-name="Helvetica" style:font-name-complex="Helvetica1"/>
    </style:style>
    <style:style style:name="MP2" style:family="paragraph" style:parent-style-name="Standard">
      <style:paragraph-properties fo:margin-top="0cm" fo:margin-bottom="0cm" loext:contextual-spacing="false" fo:orphans="0" fo:widows="0">
        <style:tab-stops>
          <style:tab-stop style:position="15.991cm" style:type="right"/>
        </style:tab-stops>
      </style:paragraph-properties>
    </style:style>
    <style:style style:name="MP3" style:family="paragraph" style:parent-style-name="Standard">
      <style:paragraph-properties fo:margin-top="0cm" fo:margin-bottom="0cm" loext:contextual-spacing="false" fo:orphans="0" fo:widows="0">
        <style:tab-stops>
          <style:tab-stop style:position="15.991cm" style:type="right"/>
        </style:tab-stops>
      </style:paragraph-properties>
      <style:text-properties style:font-name="Helvetica" style:font-name-complex="Helvetica1"/>
    </style:style>
    <style:style style:name="MP4" style:family="paragraph" style:parent-style-name="Footer">
      <style:paragraph-properties>
        <style:tab-stops>
          <style:tab-stop style:position="17.433cm" style:type="right"/>
        </style:tab-stops>
      </style:paragraph-properties>
      <style:text-properties style:font-name="Calibri" fo:font-size="9pt" style:font-size-asian="9pt"/>
    </style:style>
    <style:style style:name="MP5" style:family="paragraph" style:parent-style-name="Footer">
      <style:paragraph-properties>
        <style:tab-stops>
          <style:tab-stop style:position="17.433cm" style:type="right"/>
        </style:tab-stops>
      </style:paragraph-properties>
    </style:style>
    <style:style style:name="MT1" style:family="text">
      <style:text-properties style:font-name="Calibri" fo:font-size="9pt" style:font-size-asian="9pt"/>
    </style:style>
    <style:style style:name="Mfr1" style:family="graphic" style:parent-style-name="Graphics">
      <style:graphic-properties fo:margin-left="0.318cm" fo:margin-right="0.318cm" fo:margin-top="0cm" fo:margin-bottom="0.011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.005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.06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1" text:anchor-type="char" svg:x="-0.199cm" svg:y="1.251cm" svg:width="7.001cm" svg:height="1.259cm" draw:z-index="0"><draw:image xlink:href="Pictures/10000000000006EC0000013F4CD7E74F2D48C0DD.jpg" xlink:type="simple" xlink:show="embed" xlink:actuate="onLoad"/></draw:frame></text:p>
        <text:p text:style-name="MP2"/>
        <text:p text:style-name="MP3"/>
        <text:p text:style-name="MP3"/>
      </style:header>
      <style:footer>
        <text:p text:style-name="MP4"/>
        <text:p text:style-name="MP5"><text:span text:style-name="MT1">jann.eberhart@schuleherisau.ch<text:tab/></text:span><text:span text:style-name="MT1"><text:page-number text:select-page="current">7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Bild2" text:anchor-type="char" svg:x="-0.196cm" svg:y="1.247cm" svg:width="6.999cm" svg:height="1.259cm" draw:z-index="11"><draw:image xlink:href="Pictures/10000000000006EC0000013F4CD7E74F2D48C0DD.jpg" xlink:type="simple" xlink:show="embed" xlink:actuate="onLoad"/></draw:frame></text:p>
        <text:p text:style-name="Header"/>
        <text:p text:style-name="Header"><draw:frame draw:style-name="Mfr2" draw:name="Oaw.2004121117165585694630.04655" text:anchor-type="char" svg:x="11.926cm" svg:y="0.607cm" svg:width="8.65cm" svg:height="1.529cm" draw:z-index="5"><draw:image xlink:href="Pictures/10000000000008000000016AFD61F75E95E415FC.png" xlink:type="simple" xlink:show="embed" xlink:actuate="onLoad"/><svg:desc>Redline_color</svg:desc></draw:frame></text:p>
      </style:header>
      <style:footer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leich Dominik</meta:initial-creator>
    <meta:editing-cycles>5</meta:editing-cycles>
    <meta:print-date>2018-03-12T06:52:00</meta:print-date>
    <meta:creation-date>2018-03-12T06:55:00</meta:creation-date>
    <dc:date>2018-03-13T14:22:11.659957340</dc:date>
    <meta:editing-duration>PT16M11S</meta:editing-duration>
    <meta:generator>LibreOffice/5.1.6.2$Linux_X86_64 LibreOffice_project/10m0$Build-2</meta:generator>
    <meta:document-statistic meta:table-count="0" meta:image-count="3" meta:object-count="0" meta:page-count="6" meta:paragraph-count="115" meta:word-count="1358" meta:character-count="10540" meta:non-whitespace-character-count="9213"/>
    <meta:user-defined meta:name="AppVersion">14.0000</meta:user-defined>
    <meta:user-defined meta:name="Company">MacBook Pr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